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 20pt</text:p>
      <text:p text:style-name="P1"/>
      <text:p text:style-name="P3">Text 16pt</text:p>
      <text:p text:style-name="P3"/>
      <text:p text:style-name="P4">Refrain 16pt</text:p>
      <text:p text:style-name="P3"/>
      <text:p text:style-name="P3"/>
      <text:p text:style-name="P3">Composer:</text:p>
      <text:p text:style-name="P3">Lyricist: </text:p>
      <text:p text:style-name="P3">Copyright:</text:p>
      <text:p text:style-name="P3">Year:</text:p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09:03:04</meta:creation-date>
    <meta:editing-duration>P0D</meta:editing-duration>
    <meta:editing-cycles>1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8" meta:word-count="11" meta:character-count="72"/>
    <meta:template xlink:type="simple" xlink:actuate="onRequest" xlink:title="TubaHymn" xlink:href="../../../../../../Library/Application%20Support/OpenOffice/4/user/template/TubaHymn.ott" meta:date="2018-12-22T09:03:00"/>
  </office:meta>
</office:document-meta>
</file>